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SimSun1" svg:font-family="NSimSun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a_Timer" svg:font-family="a_Timer, Termina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202cm"/>
    </style:style>
    <style:style style:name="Таблица2.D" style:family="table-column">
      <style:table-column-properties style:column-width="3.41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166fc" officeooo:paragraph-rsid="004166fc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71d14" officeooo:paragraph-rsid="00471d14" style:font-size-asian="14pt" style:language-asian="ru" style:country-asian="RU" style:font-name-complex="Times New Roman5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0ef043" officeooo:paragraph-rsid="00471d14" style:font-size-asian="14pt" style:language-asian="ru" style:country-asian="RU" style:font-name-complex="Times New Roman5" style:font-size-complex="12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b7be2" officeooo:paragraph-rsid="003b7be2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5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6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text-properties fo:color="#000000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9" style:family="paragraph" style:parent-style-name="Standard">
      <style:text-properties fo:color="#000000" officeooo:rsid="0018933d" officeooo:paragraph-rsid="0018933d"/>
    </style:style>
    <style:style style:name="P2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136246" officeooo:paragraph-rsid="00136246" style:font-size-asian="12pt" style:font-name-complex="Times New Roman5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style:font-size-asian="12pt" style:font-name-complex="Times New Roman5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paragraph-rsid="003f76fa" style:font-size-asian="12pt" style:font-name-complex="Times New Roman5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paragraph-rsid="004166fc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paragraph-rsid="004e7ea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3f76fa" officeooo:paragraph-rsid="003f76fa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3f76fa" officeooo:paragraph-rsid="003f76fa" style:font-size-asian="12pt" style:font-name-complex="Times New Roman5" style:font-size-complex="12pt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4166fc" officeooo:paragraph-rsid="004166fc" style:font-size-asian="12pt" style:font-name-complex="Times New Roman5" style:font-size-complex="12pt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4166fc" officeooo:paragraph-rsid="004e7ea6" style:font-size-asian="12pt" style:font-name-complex="Times New Roman5" style:font-size-complex="12pt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4166fc" officeooo:paragraph-rsid="004166fc" style:font-size-asian="12pt" style:font-name-complex="Times New Roman5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4e7ea6" officeooo:paragraph-rsid="004e7ea6" style:font-size-asian="12pt" style:font-name-complex="Times New Roman5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</style:style>
    <style:style style:name="P33" style:family="paragraph" style:parent-style-name="Листинг">
      <style:paragraph-properties fo:margin-left="0cm" fo:margin-right="0cm" fo:text-indent="0cm" style:auto-text-indent="false"/>
      <style:text-properties fo:color="#000000" officeooo:rsid="00136246" officeooo:paragraph-rsid="00136246"/>
    </style:style>
    <style:style style:name="P34" style:family="paragraph" style:parent-style-name="Table">
      <style:paragraph-properties fo:keep-with-next="always"/>
      <style:text-properties fo:color="#000000"/>
    </style:style>
    <style:style style:name="P35" style:family="paragraph" style:parent-style-name="Text_20_body">
      <style:text-properties fo:color="#000000"/>
    </style:style>
    <style:style style:name="P36" style:family="paragraph" style:parent-style-name="Text_20_body">
      <style:text-properties fo:color="#000000" officeooo:rsid="003c3a17" officeooo:paragraph-rsid="003c3a17"/>
    </style:style>
    <style:style style:name="P37" style:family="paragraph" style:parent-style-name="Text_20_body">
      <style:text-properties fo:color="#000000" officeooo:rsid="000ef043" officeooo:paragraph-rsid="000ef043"/>
    </style:style>
    <style:style style:name="P38" style:family="paragraph" style:parent-style-name="Text_20_body">
      <style:text-properties fo:font-weight="bold" officeooo:rsid="00452f27" officeooo:paragraph-rsid="00452f27" style:font-weight-asian="bold" style:font-weight-complex="bold"/>
    </style:style>
    <style:style style:name="P39" style:family="paragraph" style:parent-style-name="Листинг">
      <style:text-properties fo:color="#000000" officeooo:rsid="00136246" officeooo:paragraph-rsid="00136246"/>
    </style:style>
    <style:style style:name="P40" style:family="paragraph" style:parent-style-name="Standard">
      <style:paragraph-properties fo:margin-left="0cm" fo:margin-right="-0.005cm" fo:line-height="120%" fo:text-align="justify" style:justify-single-word="false" fo:text-indent="0.97cm" style:auto-text-indent="false" style:text-autospace="none"/>
      <style:text-properties fo:color="#000000" style:font-name="Times New Roman" fo:font-size="14pt" fo:language="ru" fo:country="RU" officeooo:paragraph-rsid="004a77d2" style:font-size-asian="14pt" style:language-asian="ru" style:country-asian="RU" style:font-name-complex="Times New Roman5" style:font-size-complex="12pt" style:language-complex="ar" style:country-complex="SA"/>
    </style:style>
    <style:style style:name="P41" style:family="paragraph" style:parent-style-name="Standard">
      <style:paragraph-properties fo:margin-left="0cm" fo:margin-right="-0.005cm" fo:line-height="120%" fo:text-align="justify" style:justify-single-word="false" fo:text-indent="0.97cm" style:auto-text-indent="false" style:text-autospace="none"/>
      <style:text-properties officeooo:paragraph-rsid="004a77d2"/>
    </style:style>
    <style:style style:name="P42" style:family="paragraph" style:parent-style-name="Обычный_20__2b__20_14_20_pt">
      <style:paragraph-properties fo:margin-left="2cm" fo:margin-right="-0.002cm" fo:line-height="150%" fo:text-indent="0cm" style:auto-text-indent="false" style:writing-mode="lr-tb"/>
      <style:text-properties fo:color="#000000" style:font-name="Times New Roman" fo:font-size="14pt" fo:language="ru" fo:country="RU" officeooo:rsid="0011ddc4" officeooo:paragraph-rsid="004a77d2" style:font-size-asian="14pt" style:language-asian="ru" style:country-asian="RU" style:font-name-complex="Times New Roman5" style:font-size-complex="12pt" style:language-complex="ar" style:country-complex="SA"/>
    </style:style>
    <style:style style:name="P43" style:family="paragraph" style:parent-style-name="Обычный_20__2b__20_14_20_pt">
      <style:paragraph-properties fo:margin-left="2cm" fo:margin-right="-0.002cm" fo:text-indent="0cm" style:auto-text-indent="false"/>
      <style:text-properties officeooo:paragraph-rsid="004a77d2"/>
    </style:style>
    <style:style style:name="P44" style:family="paragraph" style:parent-style-name="Обычный_20__2b__20_14_20_pt">
      <style:paragraph-properties fo:margin-left="0cm" fo:margin-right="-0.002cm" fo:text-indent="1.27cm" style:auto-text-indent="false"/>
      <style:text-properties officeooo:paragraph-rsid="004a77d2"/>
    </style:style>
    <style:style style:name="P45" style:family="paragraph" style:parent-style-name="Обычный_20__2b__20_14_20_pt">
      <style:paragraph-properties fo:margin-left="0cm" fo:margin-right="-0.002cm" fo:line-height="150%" fo:text-align="center" style:justify-single-word="false" fo:text-indent="0cm" style:auto-text-indent="false" style:writing-mode="lr-tb"/>
      <style:text-properties fo:color="#000000" style:font-name="Times New Roman" fo:font-size="14pt" fo:language="ru" fo:country="RU" officeooo:rsid="0011ddc4" officeooo:paragraph-rsid="004a77d2" style:font-size-asian="14pt" style:language-asian="ru" style:country-asian="RU" style:font-name-complex="Times New Roman5" style:font-size-complex="12pt" style:language-complex="ar" style:country-complex="SA"/>
    </style:style>
    <style:style style:name="P46" style:family="paragraph" style:parent-style-name="Обычный_20__2b__20_14_20_pt">
      <style:paragraph-properties fo:margin-left="0cm" fo:margin-right="-0.002cm" fo:text-align="center" style:justify-single-word="false" fo:text-indent="0cm" style:auto-text-indent="false"/>
      <style:text-properties officeooo:rsid="0051b55f" officeooo:paragraph-rsid="0051b55f"/>
    </style:style>
    <style:style style:name="P47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48" style:family="paragraph" style:parent-style-name="Heading_20_2">
      <style:text-properties fo:color="#000000"/>
    </style:style>
    <style:style style:name="P49" style:family="paragraph" style:parent-style-name="Heading_20_2">
      <style:text-properties fo:color="#000000" officeooo:rsid="004251d3" officeooo:paragraph-rsid="004251d3"/>
    </style:style>
    <style:style style:name="P50" style:family="paragraph" style:parent-style-name="Heading_20_2">
      <style:text-properties fo:color="#000000"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1" style:family="paragraph" style:parent-style-name="Heading_20_2">
      <style:paragraph-properties fo:break-before="page"/>
      <style:text-properties fo:color="#000000"/>
    </style:style>
    <style:style style:name="P5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3" style:family="paragraph" style:parent-style-name="Standard">
      <style:text-properties fo:color="#000000" officeooo:rsid="0018933d" officeooo:paragraph-rsid="0050fea4"/>
    </style:style>
    <style:style style:name="P54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color="#000000" fo:font-size="12pt" style:font-size-asian="12pt" style:font-name-complex="Times New Roman5" style:font-size-complex="12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color="#000000" fo:font-size="12pt" officeooo:rsid="00536170" officeooo:paragraph-rsid="00536170" style:font-size-asian="12pt" style:font-name-complex="Times New Roman5" style:font-size-complex="12pt"/>
    </style:style>
    <style:style style:name="P56" style:family="paragraph" style:parent-style-name="Text_20_body">
      <style:text-properties fo:color="#000000" officeooo:rsid="004251d3" officeooo:paragraph-rsid="005217d2"/>
    </style:style>
    <style:style style:name="P57" style:family="paragraph" style:parent-style-name="Text_20_body">
      <style:text-properties officeooo:rsid="0051b55f" officeooo:paragraph-rsid="0051b55f"/>
    </style:style>
    <style:style style:name="P58" style:family="paragraph" style:parent-style-name="Text_20_body">
      <style:text-properties officeooo:rsid="005217d2" officeooo:paragraph-rsid="005217d2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4251d3" officeooo:paragraph-rsid="00536170" style:font-size-asian="14pt" style:language-asian="ru" style:country-asian="RU" style:font-name-complex="Times New Roman5" style:font-size-complex="12pt" style:language-complex="ar" style:country-complex="SA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536170" officeooo:paragraph-rsid="00536170" style:font-size-asian="14pt" style:language-asian="ru" style:country-asian="RU" style:font-name-complex="Times New Roman5" style:font-size-complex="12pt" style:language-complex="ar" style:country-complex="SA"/>
    </style:style>
    <style:style style:name="P61" style:family="paragraph" style:parent-style-name="Листинг">
      <style:text-properties fo:color="#000000" officeooo:rsid="00136246" officeooo:paragraph-rsid="00136246"/>
    </style:style>
    <style:style style:name="P62" style:family="paragraph">
      <loext:graphic-properties draw:fill="none" draw:fill-color="#ffffff"/>
      <style:paragraph-properties fo:text-align="center" style:writing-mode="lr-tb"/>
    </style:style>
    <style:style style:name="P63" style:family="paragraph">
      <style:paragraph-properties style:writing-mode="lr-tb"/>
    </style:style>
    <style:style style:name="P64" style:family="paragraph">
      <loext:graphic-properties draw:fill="solid" draw:fill-color="#ffffff"/>
      <style:paragraph-properties style:writing-mode="lr-tb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b7be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4a77d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b7be2" style:font-size-complex="14pt"/>
    </style:style>
    <style:style style:name="T7" style:family="text">
      <style:text-properties fo:color="#000000"/>
    </style:style>
    <style:style style:name="T8" style:family="text">
      <style:text-properties fo:color="#000000" officeooo:rsid="004251d3"/>
    </style:style>
    <style:style style:name="T9" style:family="text">
      <style:text-properties fo:color="#000000" officeooo:rsid="0044445a"/>
    </style:style>
    <style:style style:name="T10" style:family="text">
      <style:text-properties fo:color="#000000" officeooo:rsid="0051b55f"/>
    </style:style>
    <style:style style:name="T11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000000" style:font-name="Times New Roman" fo:font-size="14pt" fo:language="ru" fo:country="RU" officeooo:rsid="003b7be2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3" style:family="text">
      <style:text-properties officeooo:rsid="0013326f"/>
    </style:style>
    <style:style style:name="T14" style:family="text">
      <style:text-properties officeooo:rsid="001b215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36246" style:font-weight-asian="normal" style:font-weight-complex="normal"/>
    </style:style>
    <style:style style:name="T17" style:family="text">
      <style:text-properties fo:font-weight="normal" officeooo:rsid="0025a4f4" style:font-weight-asian="normal" style:font-weight-complex="normal"/>
    </style:style>
    <style:style style:name="T18" style:family="text">
      <style:text-properties officeooo:rsid="003b7be2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2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546db4" style:font-size-asian="14pt" style:font-weight-asian="bold" style:font-size-complex="14pt" style:font-weight-complex="bold"/>
    </style:style>
    <style:style style:name="T25" style:family="text">
      <style:text-properties style:font-size-complex="14pt"/>
    </style:style>
    <style:style style:name="T26" style:family="text">
      <style:text-properties fo:language="en" fo:country="US" fo:font-style="italic" style:font-style-asian="italic" style:font-size-complex="14pt" style:font-style-complex="italic"/>
    </style:style>
    <style:style style:name="T27" style:family="text">
      <style:text-properties fo:font-style="italic" style:font-style-asian="italic" style:font-size-complex="14pt" style:font-style-complex="italic"/>
    </style:style>
    <style:style style:name="T28" style:family="text">
      <style:text-properties style:font-name="Symbol" style:font-name-asian="Symbol" style:font-name-complex="Symbol"/>
    </style:style>
    <style:style style:name="T29" style:family="text">
      <style:text-properties style:font-name="Symbol" style:font-name-asian="Symbol" style:font-name-complex="Symbol" style:font-size-complex="14pt"/>
    </style:style>
    <style:style style:name="T30" style:family="text">
      <style:text-properties fo:font-size="12pt" style:font-size-asian="12pt"/>
    </style:style>
    <style:style style:name="T31" style:family="text">
      <style:text-properties fo:language="none" fo:country="none" style:language-asian="none" style:country-asian="none"/>
    </style:style>
    <style:style style:name="T32" style:family="text">
      <style:text-properties officeooo:rsid="004e7ea6"/>
    </style:style>
    <style:style style:name="T33" style:family="text">
      <style:text-properties officeooo:rsid="0050fea4"/>
    </style:style>
    <style:style style:name="T34" style:family="text">
      <style:text-properties officeooo:rsid="0051b55f"/>
    </style:style>
    <style:style style:name="T35" style:family="text">
      <style:text-properties officeooo:rsid="005217d2"/>
    </style:style>
    <style:style style:name="T36" style:family="text">
      <style:text-properties officeooo:rsid="00536170"/>
    </style:style>
    <style:style style:name="T37" style:family="text">
      <style:text-properties style:use-window-font-color="true" style:font-name="Times New Roman4" fo:font-size="12pt" fo:language="en" fo:country="US" fo:font-style="italic" style:font-name-asian="Times New Roman4" style:font-size-asian="12pt" style:font-style-asian="italic" style:font-name-complex="Times New Roman4" style:font-size-complex="12pt" style:language-complex="ar" style:country-complex="SA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true" fo:min-height="0.489cm" fo:min-width="0.125cm" fo:padding-top="0.127cm" fo:padding-bottom="0.127cm" fo:padding-left="0.254cm" fo:padding-right="0.254cm" fo:wrap-option="wrap" draw:shadow-color="#808080" style:run-through="foreground"/>
      <style:paragraph-properties style:writing-mode="lr-tb"/>
    </style:style>
    <style:style style:name="gr5" style:family="graphic">
      <style:graphic-properties draw:stroke="none" draw:fill="solid" draw:fill-color="#ffffff" draw:textarea-horizontal-align="justify" draw:textarea-vertical-align="top" draw:auto-grow-height="true" fo:min-height="0.489cm" fo:min-width="0.122cm" fo:padding-top="0.127cm" fo:padding-bottom="0.127cm" fo:padding-left="0.254cm" fo:padding-right="0.254cm" fo:wrap-option="wrap" draw:shadow-color="#808080" style:run-through="foreground"/>
      <style:paragraph-properties style:writing-mode="lr-tb"/>
    </style:style>
    <style:style style:name="gr6" style:family="graphic">
      <style:graphic-properties draw:stroke="none" draw:fill="solid" draw:fill-color="#ffffff" draw:textarea-horizontal-align="justify" draw:textarea-vertical-align="top" draw:auto-grow-height="true" fo:min-height="0.489cm" fo:min-width="0.129cm" fo:padding-top="0.127cm" fo:padding-bottom="0.127cm" fo:padding-left="0.254cm" fo:padding-right="0.254cm" fo:wrap-option="wrap" draw:shadow-color="#808080" style:run-through="foreground"/>
      <style:paragraph-properties style:writing-mode="lr-tb"/>
    </style:style>
    <style:style style:name="gr7" style:family="graphic">
      <style:graphic-properties draw:stroke="none" draw:fill="solid" draw:fill-color="#ffffff" draw:textarea-horizontal-align="justify" draw:textarea-vertical-align="top" draw:auto-grow-height="true" fo:min-height="0.489cm" fo:min-width="0.337cm" fo:padding-top="0.127cm" fo:padding-bottom="0.127cm" fo:padding-left="0.254cm" fo:padding-right="0.254cm" fo:wrap-option="wrap" draw:shadow-color="#808080" style:run-through="foreground"/>
      <style:paragraph-properties style:writing-mode="lr-tb"/>
    </style:style>
    <style:style style:name="gr8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none" draw:fill="solid" draw:fill-color="#ffffff" draw:textarea-horizontal-align="justify" draw:textarea-vertical-align="top" draw:auto-grow-height="true" fo:min-height="0.489cm" fo:min-width="0.127cm" fo:padding-top="0.127cm" fo:padding-bottom="0.127cm" fo:padding-left="0.254cm" fo:padding-right="0.254cm" fo:wrap-option="wrap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Book_20_Title"><text:span text:style-name="T1">отчет</text:span></text:span></text:p>
      <text:p text:style-name="P13"><text:span text:style-name="T2">по лабораторной работе №</text:span><text:span text:style-name="T4">3</text:span></text:p>
      <text:p text:style-name="P13"><text:span text:style-name="T2">по дисциплине «</text:span><text:span text:style-name="T3">Алгоритмы и структуры данных</text:span><text:span text:style-name="T2">»</text:span></text:p>
      <text:p text:style-name="P2"><text:span text:style-name="Book_20_Title"><text:span text:style-name="T11">Тема: </text:span></text:span><text:span text:style-name="Book_20_Title"><text:span text:style-name="T12">Рекурсивная обработка иерархических списков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11"><text:s text:c="2"/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11">Фирсов М.А.</text:p>
          </table:table-cell>
        </table:table-row>
      </table:table>
      <text:p text:style-name="P7"/>
      <text:p text:style-name="P7"/>
      <text:p text:style-name="P7">Санкт-Петербург</text:p>
      <text:p text:style-name="P18">20<text:span text:style-name="T18">20</text:span></text:p>
      <text:h text:style-name="P51" text:outline-level="2">Цель работы.</text:h>
      <text:p text:style-name="P36">Научиться рекурсивно работать с иерархическими списками.</text:p>
      <text:p text:style-name="P37"/>
      <text:h text:style-name="P48" text:outline-level="2">Задание.</text:h>
      <text:p text:style-name="P41"><text:span text:style-name="T23">1</text:span><text:span text:style-name="T24">д</text:span><text:span text:style-name="T23">.</text:span><text:span text:style-name="T19"> Задано бинарное дерево </text:span><text:span text:style-name="T20">b</text:span><text:span text:style-name="T19"> типа </text:span><text:span text:style-name="T20">BT</text:span><text:span text:style-name="T19"> с типом элементов </text:span><text:span text:style-name="T20">Elem</text:span><text:span text:style-name="T19">. Для введенной пользователем величины </text:span><text:span text:style-name="T20">E</text:span><text:span text:style-name="T19"> (</text:span><text:span text:style-name="T21">var</text:span><text:span text:style-name="T19"> </text:span><text:span text:style-name="T20">E</text:span><text:span text:style-name="T19">: </text:span><text:span text:style-name="T20">Elem</text:span><text:span text:style-name="T19">):</text:span></text:p>
      <text:p text:style-name="P41"><text:span text:style-name="T19">- определить, входит ли элемент </text:span><text:span text:style-name="T22">Е</text:span><text:span text:style-name="T19"> в дерево </text:span><text:span text:style-name="T20">b</text:span><text:span text:style-name="T19">;</text:span></text:p>
      <text:p text:style-name="P41"><text:span text:style-name="T19">- определить число вхождений элемента </text:span><text:span text:style-name="T22">Е</text:span><text:span text:style-name="T19"> в дерево </text:span><text:span text:style-name="T20">b</text:span><text:span text:style-name="T19">;</text:span></text:p>
      <text:p text:style-name="P40"><text:span text:style-name="T25">- найти в дереве </text:span><text:span text:style-name="T26">b</text:span><text:span text:style-name="T25"> длину пути (число ветвей) от корня до ближайшего узла с элементом </text:span><text:span text:style-name="T27">Е</text:span><text:span text:style-name="T25"> (если </text:span><text:span text:style-name="T27">Е</text:span><text:span text:style-name="T25"> не входит в </text:span><text:span text:style-name="T26">b</text:span><text:span text:style-name="T25">, за ответ принять </text:span><text:span text:style-name="T29"></text:span><text:span text:style-name="T25">1).</text:span></text:p>
      <text:p text:style-name="P16"/>
      <text:h text:style-name="P48" text:outline-level="2">Основные теоретические положения.</text:h>
      <text:p text:style-name="P44">Определим скобочное представление бинарного дерева (БД):</text:p>
      <text:p text:style-name="P43">&lt; БД &gt; ::= &lt; пусто &gt; | &lt; непустое БД &gt;,</text:p>
      <text:p text:style-name="P43">&lt; пусто &gt; ::= <text:span text:style-name="T28">///</text:span>,</text:p>
      <text:p text:style-name="P42">&lt; непустое БД &gt; ::= &lt; корень &gt; &lt; БД &gt; &lt; БД &gt; .</text:p>
      <text:p text:style-name="P44">Например, бинарное дерево, изображенное на рис. 3.4, имеет скобочное представление </text:p>
      <text:p text:style-name="P46">abd/h//e//cfi//j//g/kl///</text:p>
      <text:p text:style-name="P45"><text:span text:style-name="T31"><draw:g text:anchor-type="as-char" svg:y="0cm" draw:z-index="0" draw:style-name="gr1"><draw:rect draw:style-name="gr2" draw:text-style-name="P62" svg:width="16.721cm" svg:height="5.608cm" svg:x="0cm" svg:y="0cm"><text:p/></draw:rect><draw:g draw:style-name="gr3"><draw:frame draw:style-name="gr4" draw:text-style-name="P64" svg:width="0.634cm" svg:height="0.743cm" svg:x="6.981cm" svg:y="0cm"><draw:text-box><text:p text:style-name="P63"><text:span text:style-name="T37">a</text:span></text:p></draw:text-box></draw:frame><draw:frame draw:style-name="gr5" draw:text-style-name="P64" svg:width="0.63cm" svg:height="0.743cm" svg:x="9.737cm" svg:y="1.268cm"><draw:text-box><text:p text:style-name="P63"><text:span text:style-name="T37">c</text:span></text:p></draw:text-box></draw:frame><draw:frame draw:style-name="gr6" draw:text-style-name="P64" svg:width="0.638cm" svg:height="0.743cm" svg:x="4.865cm" svg:y="1.27cm"><draw:text-box><text:p text:style-name="P63"><text:span text:style-name="T37">b</text:span></text:p></draw:text-box></draw:frame><draw:frame draw:style-name="gr6" draw:text-style-name="P64" svg:width="0.638cm" svg:height="0.743cm" svg:x="8.461cm" svg:y="2.538cm"><draw:text-box><text:p text:style-name="P63"><text:span text:style-name="T37">f</text:span></text:p></draw:text-box></draw:frame><draw:frame draw:style-name="gr7" draw:text-style-name="P64" svg:width="0.846cm" svg:height="0.743cm" svg:x="3.597cm" svg:y="2.538cm"><draw:text-box><text:p text:style-name="P63"><text:span text:style-name="T37">d</text:span></text:p></draw:text-box></draw:frame><draw:frame draw:style-name="gr5" draw:text-style-name="P64" svg:width="0.63cm" svg:height="0.743cm" svg:x="4.657cm" svg:y="3.595cm"><draw:text-box><text:p text:style-name="P63"><text:span text:style-name="T37">h</text:span></text:p></draw:text-box></draw:frame><draw:frame draw:style-name="gr4" draw:text-style-name="P64" svg:width="0.634cm" svg:height="0.743cm" svg:x="6.135cm" svg:y="2.538cm"><draw:text-box><text:p text:style-name="P63"><text:span text:style-name="T37">e</text:span></text:p></draw:text-box></draw:frame><draw:frame draw:style-name="gr6" draw:text-style-name="P64" svg:width="0.638cm" svg:height="0.743cm" svg:x="9.308cm" svg:y="3.808cm"><draw:text-box><text:p text:style-name="P63"><text:span text:style-name="T37">j</text:span></text:p></draw:text-box></draw:frame><draw:frame draw:style-name="gr6" draw:text-style-name="P64" svg:width="0.638cm" svg:height="0.743cm" svg:x="11.001cm" svg:y="2.327cm"><draw:text-box><text:p text:style-name="P63"><text:span text:style-name="T37">g</text:span></text:p></draw:text-box></draw:frame><draw:frame draw:style-name="gr5" draw:text-style-name="P64" svg:width="0.63cm" svg:height="0.743cm" svg:x="7.615cm" svg:y="3.808cm"><draw:text-box><text:p text:style-name="P63"><text:span text:style-name="T37">i</text:span></text:p></draw:text-box></draw:frame><draw:line draw:style-name="gr8" draw:text-style-name="P62" svg:x1="6.979cm" svg:y1="0.635cm" svg:x2="5.503cm" svg:y2="1.478cm"><text:p/></draw:line><draw:line draw:style-name="gr8" draw:text-style-name="P62" svg:x1="7.616cm" svg:y1="0.635cm" svg:x2="9.736cm" svg:y2="1.478cm"><text:p/></draw:line><draw:line draw:style-name="gr8" draw:text-style-name="P62" svg:x1="5.018cm" svg:y1="1.81cm" svg:x2="4.173cm" svg:y2="2.445cm"><text:p/></draw:line><draw:line draw:style-name="gr8" draw:text-style-name="P62" svg:x1="5.502cm" svg:y1="1.903cm" svg:x2="6.347cm" svg:y2="2.538cm"><text:p/></draw:line><draw:line draw:style-name="gr8" draw:text-style-name="P62" svg:x1="9.735cm" svg:y1="1.903cm" svg:x2="9.098cm" svg:y2="2.75cm"><text:p/></draw:line><draw:line draw:style-name="gr8" draw:text-style-name="P62" svg:x1="10.37cm" svg:y1="1.903cm" svg:x2="11.215cm" svg:y2="2.538cm"><text:p/></draw:line><draw:line draw:style-name="gr8" draw:text-style-name="P62" svg:x1="4.235cm" svg:y1="3.171cm" svg:x2="4.657cm" svg:y2="3.594cm"><text:p/></draw:line><draw:line draw:style-name="gr8" draw:text-style-name="P62" svg:x1="8.46cm" svg:y1="3.385cm" svg:x2="8.038cm" svg:y2="3.808cm"><text:p/></draw:line><draw:line draw:style-name="gr8" draw:text-style-name="P62" svg:x1="9.1cm" svg:y1="3.385cm" svg:x2="9.522cm" svg:y2="3.808cm"><text:p/></draw:line><draw:frame draw:style-name="gr9" draw:text-style-name="P64" svg:width="0.636cm" svg:height="0.743cm" svg:x="11.85cm" svg:y="3.808cm"><draw:text-box><text:p text:style-name="P63"><text:span text:style-name="T37">k</text:span></text:p></draw:text-box></draw:frame><draw:frame draw:style-name="gr4" draw:text-style-name="P64" svg:width="0.634cm" svg:height="0.743cm" svg:x="11.213cm" svg:y="4.865cm"><draw:text-box><text:p text:style-name="P63"><text:span text:style-name="T37">l</text:span></text:p></draw:text-box></draw:frame><draw:line draw:style-name="gr8" draw:text-style-name="P62" svg:x1="11.638cm" svg:y1="3.173cm" svg:x2="12.06cm" svg:y2="3.808cm"><text:p/></draw:line><draw:line draw:style-name="gr8" draw:text-style-name="P62" svg:x1="12.058cm" svg:y1="4.441cm" svg:x2="11.636cm" svg:y2="4.866cm"><text:p/></draw:line></draw:g></draw:g></text:span><text:span text:style-name="T30">Рис. 3.4. Бинарное дерево</text:span></text:p>
      <text:p text:style-name="P9"/>
      <text:p text:style-name="P10"/>
      <text:h text:style-name="P49" text:outline-level="2"><text:soft-page-break/>Реализованные <text:span text:style-name="T34">алгоритмы.</text:span></text:h>
      <text:p text:style-name="P57"><text:span text:style-name="T7">Был реализован класс бинарного дерева BinTree, который включает поля <text:s/></text:span><text:span text:style-name="T8">T info, BinTree *lt - левое поддерево, BinTree *rt - правое поддерево </text:span><text:span text:style-name="T7">и методы для работы с бинарным деревом.</text:span></text:p>
      <text:p text:style-name="P58"><text:span text:style-name="T7">В программе были использован шаблон template &lt;class T&gt; для задания типа элемента поля </text:span><text:span text:style-name="T8">T info </text:span><text:span text:style-name="T7">бинарного дерева.</text:span></text:p>
      <text:p text:style-name="P58"><text:span text:style-name="T7">Приватные методы(вызывются публичными методами внутри класса для работы с объектом класса дерева):</text:span></text:p>
      <text:p text:style-name="P58"><text:span text:style-name="T8">BinTree* left (BinTree* b) — </text:span><text:span text:style-name="T10">принимает бинарное дерево b, </text:span><text:span text:style-name="T8">возвращаем левое поддерево, если b не нулевое</text:span></text:p>
      <text:p text:style-name="P58"><text:span text:style-name="T8">BinTree* consBT(const T &amp;x, BinTree *lst, <text:s/>BinTree *rst) - создаём новое дерево, путём склеивания его из двух</text:span><text:span text:style-name="T7">(</text:span><text:span text:style-name="T8">BinTree *lst </text:span><text:span text:style-name="T7">и</text:span><text:span text:style-name="T8"> BinTree *rst</text:span><text:span text:style-name="T7">)</text:span><text:span text:style-name="T8"> и добавления корня </text:span><text:span text:style-name="T7">T x.</text:span><text:span text:style-name="T8"> <text:s/></text:span></text:p>
      <text:p text:style-name="P58"><text:span text:style-name="T8">void destroy (BinTree* b) — </text:span><text:span text:style-name="T7">получает на вход бинарное дерево </text:span><text:span text:style-name="T8">b</text:span><text:span text:style-name="T7">, </text:span><text:span text:style-name="T8">проверяе</text:span><text:span text:style-name="T7">т</text:span><text:span text:style-name="T8">, что дерево не нулевое и рекурсивно очищае</text:span><text:span text:style-name="T7">т</text:span><text:span text:style-name="T8"> правое и левое поддеревья</text:span></text:p>
      <text:p text:style-name="P58"><text:span text:style-name="T7">Публичные методы:</text:span></text:p>
      <text:p text:style-name="P58"><text:span text:style-name="T8">BinTree* enterBT () - </text:span><text:span text:style-name="T7">считывает из потока ifstream infile запись бинарного дерева, создаёт дерево и возвращает указатель на него</text:span></text:p>
      <text:p text:style-name="P56">BinTree() - конструктор по умолчанию</text:p>
      <text:p text:style-name="P56">~BinTree() - декструктор <text:span text:style-name="T35">в</text:span>ызывает метод void destroy (BinTree*<text:span text:style-name="T35">)</text:span> для очистки памяти дерева</text:p>
      <text:p text:style-name="P56">void outBT(BinTree* b) — <text:span text:style-name="T35">принимает указатель на бинарное дерево, </text:span>выводит на экран запись введённого дерева</text:p>
      <text:p text:style-name="P56">void displayBT (BinTree* b, int n) - <text:span text:style-name="T35">принимает указатель на бинарное дерево, </text:span>выводит на экран запись введённого дерева с указание уровня </text:p>
      <text:p text:style-name="P56">void find_elem (BinTree* b, int n, T elem, int &amp;count, int &amp;track<text:span text:style-name="T35">) — принимает указатель на бинарное дерево, уровень n, элемент для поиска в дереве, количество вхождений элемента в дерево </text:span>int &amp;count <text:span text:style-name="T35">и минимальный </text:span><text:soft-page-break/><text:span text:style-name="T35">путь да элемента </text:span>int &amp;track<text:span text:style-name="T35">, после отработки результат отражается в count и track </text:span></text:p>
      <text:p text:style-name="P56">BinTree* create() - <text:span text:style-name="T35">создаёт новое пустое дерево</text:span></text:p>
      <text:p text:style-name="P56">bool isNull(BinTree* b) — <text:span text:style-name="T35">проверяет, является ли дерево пустым</text:span></text:p>
      <text:p text:style-name="P56">T rootBT (BinTree* b) — <text:span text:style-name="T35">возвращает поле info дерева b</text:span> <text:s/></text:p>
      <text:p text:style-name="P56"/>
      <text:p text:style-name="P38"><text:span text:style-name="T9">О</text:span><text:span text:style-name="T7">писание рекурсивной функции.</text:span></text:p>
      <text:p text:style-name="P59">void find_elem (BinTree* b, int n, T elem, int &amp;count, int &amp;track<text:span text:style-name="T35">) - <text:s/>принимает указатель на бинарное дерево, уровень n, элемент для поиска в дереве, количество вхождений элемента в дерево </text:span>int &amp;count <text:span text:style-name="T35">и минимальный путь да элемента </text:span>int &amp;track</text:p>
      <text:p text:style-name="P60">Функция проверяет, что дерево не нулевое, затем проверяет совпадение текущего значение поля info дерева. Если совпадает, то count увеличивается, и идёт проверка на то, что текущий путь до элемента меньше минимального или нет. Если да, то минимальный путь изменяется. Выводится сообщение о соответствии. С отступами, соответствующими глубине рекурсии. Если поле info дерева не совпало с введённым элементом, то выводится сообщение о несоответствии. Дальше функция рекурсивно вызывается для правого и левого поддерева с увеличением уровня n дерева</text:p>
      <text:p text:style-name="P59"><text:s text:c="10"/></text:p>
      <text:h text:style-name="P50" text:outline-level="2"><text:span text:style-name="T13">Тестирование</text:span>.</text:h>
      <text:p text:style-name="P35"><text:span text:style-name="T16">Ре</text:span><text:span text:style-name="T15">зультаты </text:span><text:span text:style-name="T17">тестирования представлены в табл. 1.</text:span></text:p>
      <text:p text:style-name="P34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1">№ п/п</text:p>
          </table:table-cell>
          <table:table-cell table:style-name="Таблица2.A1" office:value-type="string">
            <text:p text:style-name="P21">Входные данные</text:p>
          </table:table-cell>
          <table:table-cell table:style-name="Таблица2.A1" office:value-type="string">
            <text:p text:style-name="P21">Выходные данные</text:p>
          </table:table-cell>
          <table:table-cell table:style-name="Таблица2.D1" office:value-type="string">
            <text:p text:style-name="P21">Комментарии</text:p>
          </table:table-cell>
        </table:table-row>
        <table:table-row>
          <table:table-cell table:style-name="Таблица2.A2" office:value-type="string">
            <text:list xml:id="list2389435383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32">l</text:p>
            <text:p text:style-name="P32">ga</text:p>
          </table:table-cell>
          <table:table-cell table:style-name="Таблица2.A2" office:value-type="string">
            <text:p text:style-name="P22">Элемент для поиска: l</text:p>
            <text:p text:style-name="P22"/>
            <text:p text:style-name="P22">Неправильно введён список</text:p>
          </table:table-cell>
          <table:table-cell table:style-name="Таблица2.D2" office:value-type="string">
            <text:p text:style-name="P27"><text:s text:c="2"/>Проверка на некорректных данных</text:p>
          </table:table-cell>
        </table:table-row>
        <table:table-row>
          <table:table-cell table:style-name="Таблица2.A2" office:value-type="string">
            <text:list xml:id="list142219658418218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22">l</text:p>
            <text:p text:style-name="P22">s/df/f/f/</text:p>
          </table:table-cell>
          <table:table-cell table:style-name="Таблица2.A2" office:value-type="string">
            <text:p text:style-name="P22">Элемент для поиска: l</text:p>
            <text:p text:style-name="P22"/>
            <text:p text:style-name="P22"><text:soft-page-break/>Неправильно введён список</text:p>
          </table:table-cell>
          <table:table-cell table:style-name="Таблица2.D2" office:value-type="string">
            <text:p text:style-name="P28">Проверка на некорректных <text:soft-page-break/>данных</text:p>
          </table:table-cell>
        </table:table-row>
        <table:table-row>
          <table:table-cell table:style-name="Таблица2.A2" office:value-type="string">
            <text:list xml:id="list142218063633121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31">l</text:p>
            <text:p text:style-name="P31"/>
          </table:table-cell>
          <table:table-cell table:style-name="Таблица2.A2" office:value-type="string">
            <text:p text:style-name="P25">Элемент для поиска: l</text:p>
            <text:p text:style-name="P25"/>
            <text:p text:style-name="P25">Неправильно введён список</text:p>
          </table:table-cell>
          <table:table-cell table:style-name="Таблица2.D2" office:value-type="string">
            <text:p text:style-name="P29">Проверка на некорректных данных</text:p>
          </table:table-cell>
        </table:table-row>
        <table:table-row>
          <table:table-cell table:style-name="Таблица2.A2" office:value-type="string">
            <text:p text:style-name="P26">4.</text:p>
          </table:table-cell>
          <table:table-cell table:style-name="Таблица2.A2" office:value-type="string">
            <text:p text:style-name="P22">l</text:p>
            <text:p text:style-name="P22">l//</text:p>
          </table:table-cell>
          <table:table-cell table:style-name="Таблица2.A2" office:value-type="string">
            <text:p text:style-name="P22">Элемент для поиска: l</text:p>
            <text:p text:style-name="P22"/>
            <text:p text:style-name="P22">Вы ввели: l//</text:p>
            <text:p text:style-name="P22"/>
            <text:p text:style-name="P22"><text:s/>Совпадение с искомым элементом на уровне 1</text:p>
            <text:p text:style-name="P22"/>
            <text:p text:style-name="P22">Искомый элемент обнаружен</text:p>
            <text:p text:style-name="P22">Количество вхождений в дерево 1</text:p>
            <text:p text:style-name="P22">Минимальный путь до элемента 1</text:p>
          </table:table-cell>
          <table:table-cell table:style-name="Таблица2.D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6">5.</text:p>
          </table:table-cell>
          <table:table-cell table:style-name="Таблица2.A2" office:value-type="string">
            <text:p text:style-name="P25">l</text:p>
            <text:p text:style-name="P25">ga//f///</text:p>
          </table:table-cell>
          <table:table-cell table:style-name="Таблица2.A2" office:value-type="string">
            <text:p text:style-name="P25"><text:span text:style-name="T32">Э</text:span>лемент для поиска: l</text:p>
            <text:p text:style-name="P25"/>
            <text:p text:style-name="P25">Вы ввели: ga//f//</text:p>
            <text:p text:style-name="P25"/>
            <text:p text:style-name="P25"><text:s/>Искомый элемент не совпадает с g на уровне 1</text:p>
            <text:p text:style-name="P25"/>
            <text:p text:style-name="P25"><text:s text:c="2"/>Искомый элемент не совпадает с f на уровне 2</text:p>
            <text:p text:style-name="P25"/>
            <text:p text:style-name="P25"><text:s text:c="3"/>Искомый элемент не совпадает с a на уровне 2</text:p>
            <text:p text:style-name="P25"/>
            <text:p text:style-name="P25">Искомый элемент не обнаружен</text:p>
            <text:p text:style-name="P25">Количество вхождений в дерево 0</text:p>
            <text:p text:style-name="P25">Путь до элемента -1</text:p>
          </table:table-cell>
          <table:table-cell table:style-name="Таблица2.D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6">6.</text:p>
          </table:table-cell>
          <table:table-cell table:style-name="Таблица2.A2" office:value-type="string">
            <text:p text:style-name="P31">x</text:p>
            <text:p text:style-name="P22">gkpb/a//s//xc//z//<text:soft-page-break/>d//</text:p>
          </table:table-cell>
          <table:table-cell table:style-name="Таблица2.A2" office:value-type="string">
            <text:p text:style-name="P23">Элемент для поиска: x</text:p>
            <text:p text:style-name="P23"/>
            <text:p text:style-name="P23"><text:soft-page-break/>Вы ввели: gkpb/a//s//xc//z//d//</text:p>
            <text:p text:style-name="P23"/>
            <text:p text:style-name="P23"><text:s/>Искомый элемент не совпадает с g на уровне 1</text:p>
            <text:p text:style-name="P23"/>
            <text:p text:style-name="P23"><text:s text:c="2"/>Искомый элемент не совпадает с d на уровне 2</text:p>
            <text:p text:style-name="P23"/>
            <text:p text:style-name="P23"><text:s text:c="2"/>Искомый элемент не совпадает с k на уровне 2</text:p>
            <text:p text:style-name="P23"/>
            <text:p text:style-name="P23"><text:s text:c="3"/>Совпадение с искомым элементом на уровне 3</text:p>
            <text:p text:style-name="P23"/>
            <text:p text:style-name="P23"><text:s text:c="4"/>Искомый элемент не совпадает с z на уровне 4</text:p>
            <text:p text:style-name="P23"/>
            <text:p text:style-name="P23"><text:s text:c="4"/>Искомый элемент не совпадает с c на уровне 4</text:p>
            <text:p text:style-name="P23"/>
            <text:p text:style-name="P23"><text:s text:c="3"/>Искомый элемент не совпадает с p на уровне 3</text:p>
            <text:p text:style-name="P23"/>
            <text:p text:style-name="P23"><text:s text:c="4"/>Искомый элемент не совпадает с s на уровне 4</text:p>
            <text:p text:style-name="P23"/>
            <text:p text:style-name="P23"><text:s text:c="4"/>Искомый элемент не совпадает с b на уровне 4</text:p>
            <text:p text:style-name="P23"/>
            <text:p text:style-name="P23"><text:s text:c="5"/>Искомый элемент не совпадает с a на уровне 5</text:p>
            <text:p text:style-name="P23"/>
            <text:p text:style-name="P23">Искомый элемент обнаружен</text:p>
            <text:p text:style-name="P23"><text:soft-page-break/>Количество вхождений в дерево 1</text:p>
            <text:p text:style-name="P23">Минимальный путь до элемента 3</text:p>
          </table:table-cell>
          <table:table-cell table:style-name="Таблица2.D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6">7.</text:p>
          </table:table-cell>
          <table:table-cell table:style-name="Таблица2.A2" office:value-type="string">
            <text:p text:style-name="P23">x</text:p>
            <text:p text:style-name="P23">bm//eg//hu//i//l//</text:p>
          </table:table-cell>
          <table:table-cell table:style-name="Таблица2.A2" office:value-type="string">
            <text:p text:style-name="P22">Элемент для поиска: x</text:p>
            <text:p text:style-name="P22"/>
            <text:p text:style-name="P22">Вы ввели: bm//eg//hu//i//</text:p>
            <text:p text:style-name="P22"/>
            <text:p text:style-name="P22"><text:s/>Искомый элемент не совпадает с b на уровне 1</text:p>
            <text:p text:style-name="P22"/>
            <text:p text:style-name="P22"><text:s text:c="2"/>Искомый элемент не совпадает с e на уровне 2</text:p>
            <text:p text:style-name="P22"/>
            <text:p text:style-name="P22"><text:s text:c="3"/>Искомый элемент не совпадает с h на уровне 3</text:p>
            <text:p text:style-name="P22"/>
            <text:p text:style-name="P22"><text:s text:c="4"/>Искомый элемент не совпадает с i на уровне 4</text:p>
            <text:p text:style-name="P22"/>
            <text:p text:style-name="P22"><text:s text:c="4"/>Искомый элемент не совпадает с u на уровне 4</text:p>
            <text:p text:style-name="P22"/>
            <text:p text:style-name="P22"><text:s text:c="3"/>Искомый элемент не совпадает с g на уровне 3</text:p>
            <text:p text:style-name="P22"/>
            <text:p text:style-name="P22"><text:s text:c="2"/>Искомый элемент не совпадает с m на уровне 2</text:p>
            <text:p text:style-name="P22"/>
            <text:p text:style-name="P22">Искомый элемент не обнаружен</text:p>
            <text:p text:style-name="P22">Количество вхождений в дерево 0</text:p>
            <text:p text:style-name="P22">Путь до элемента -1</text:p>
          </table:table-cell>
          <table:table-cell table:style-name="Таблица2.D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26">8.</text:p>
          </table:table-cell>
          <table:table-cell table:style-name="Таблица2.A2" office:value-type="string">
            <text:p text:style-name="P22">q</text:p>
            <text:p text:style-name="P22">asf////</text:p>
          </table:table-cell>
          <table:table-cell table:style-name="Таблица2.A2" office:value-type="string">
            <text:p text:style-name="P22">Элемент для поиска: q</text:p>
            <text:p text:style-name="P22"/>
            <text:p text:style-name="P22"><text:soft-page-break/>Вы ввели: asf////</text:p>
            <text:p text:style-name="P22"/>
            <text:p text:style-name="P22"><text:s/>Искомый элемент не совпадает с a на уровне 1</text:p>
            <text:p text:style-name="P22"/>
            <text:p text:style-name="P22"><text:s text:c="2"/>Искомый элемент не совпадает с s на уровне 2</text:p>
            <text:p text:style-name="P22"/>
            <text:p text:style-name="P22"><text:s text:c="3"/>Искомый элемент не совпадает с f на уровне 3</text:p>
            <text:p text:style-name="P22"/>
            <text:p text:style-name="P22">Искомый элемент не обнаружен</text:p>
            <text:p text:style-name="P22">Количество вхождений в дерево 0</text:p>
            <text:p text:style-name="P22">Путь до элемента -1</text:p>
          </table:table-cell>
          <table:table-cell table:style-name="Таблица2.D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30">9.</text:p>
          </table:table-cell>
          <table:table-cell table:style-name="Таблица2.A2" office:value-type="string">
            <text:p text:style-name="P22">q</text:p>
            <text:p text:style-name="P22">w//qqqq////////</text:p>
          </table:table-cell>
          <table:table-cell table:style-name="Таблица2.A2" office:value-type="string">
            <text:p text:style-name="P24">Элемент для поиска: q</text:p>
            <text:p text:style-name="P24"/>
            <text:p text:style-name="P24">Вы ввели: w/qqqq/////</text:p>
            <text:p text:style-name="P24"/>
            <text:p text:style-name="P24"><text:s/>Искомый элемент не совпадает с w на уровне 1</text:p>
            <text:p text:style-name="P24"/>
            <text:p text:style-name="P24"><text:s text:c="2"/>Совпадение с искомым элементом на уровне 2</text:p>
            <text:p text:style-name="P24"/>
            <text:p text:style-name="P24"><text:s text:c="3"/>Совпадение с искомым элементом на уровне 3</text:p>
            <text:p text:style-name="P24"/>
            <text:p text:style-name="P24"><text:s text:c="4"/>Совпадение с искомым элементом на уровне 4</text:p>
            <text:p text:style-name="P24"/>
            <text:p text:style-name="P24"><text:s text:c="5"/>Совпадение с искомым элементом на уровне 5</text:p>
            <text:p text:style-name="P24"/>
            <text:p text:style-name="P24"><text:soft-page-break/>Искомый элемент обнаружен</text:p>
            <text:p text:style-name="P24">Количество вхождений в дерево 4</text:p>
            <text:p text:style-name="P24">Минимальный путь до элемента 2</text:p>
          </table:table-cell>
          <table:table-cell table:style-name="Таблица2.D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30">10.</text:p>
          </table:table-cell>
          <table:table-cell table:style-name="Таблица2.A2" office:value-type="string">
            <text:p text:style-name="P55">f</text:p>
            <text:p text:style-name="P22">we///</text:p>
          </table:table-cell>
          <table:table-cell table:style-name="Таблица2.A2" office:value-type="string">
            <text:p text:style-name="P24">Элемент для поиска: <text:span text:style-name="T36">f</text:span></text:p>
            <text:p text:style-name="P24"/>
            <text:p text:style-name="P24">Вы ввели: we///</text:p>
            <text:p text:style-name="P24"/>
            <text:p text:style-name="P24"><text:s/>Искомый элемент не совпадает с w на уровне 1</text:p>
            <text:p text:style-name="P24"/>
            <text:p text:style-name="P24"><text:s text:c="2"/>Искомый элемент не совпадает с e на уровне 2</text:p>
            <text:p text:style-name="P24"/>
            <text:p text:style-name="P24">Искомый элемент не обнаружен</text:p>
            <text:p text:style-name="P24">Количество вхождений в дерево 0</text:p>
            <text:p text:style-name="P24">Путь до элемента -1</text:p>
          </table:table-cell>
          <table:table-cell table:style-name="Таблица2.D2" office:value-type="string">
            <text:p text:style-name="P22"/>
          </table:table-cell>
        </table:table-row>
      </table:table>
      <text:p text:style-name="P17"/>
      <text:h text:style-name="P48" text:outline-level="2">Выводы.</text:h>
      <text:p text:style-name="P8">Я научилась работать с <text:span text:style-name="T32">бинарными деревьями</text:span>. Создала программу, которая <text:span text:style-name="T32">проверяет бинарное дерео на наличие в нём ввёдённого элемента, считат количество вхождений в дерево и выводит минимальный путь до элемента, если он найден.</text:span></text:p>
      <text:p text:style-name="P6"/>
      <text:h text:style-name="P47" text:outline-level="1">Приложение А<text:line-break/>Исходный код программы</text:h>
      <text:p text:style-name="P19"><text:span text:style-name="T14">Название</text:span> файла: <text:span text:style-name="T33">BinTree.h</text:span></text:p>
      <text:p text:style-name="P33"/>
      <text:p text:style-name="P39">#pragma once</text:p>
      <text:p text:style-name="P39">#include &lt;fstream&gt;</text:p>
      <text:p text:style-name="P39">#include &lt;cstdlib&gt;</text:p>
      <text:p text:style-name="P39"/>
      <text:p text:style-name="P39">#include &lt;iostream&gt;</text:p>
      <text:p text:style-name="P39">#include &lt;cstdlib&gt;</text:p>
      <text:p text:style-name="P39">#include "limits.h"</text:p>
      <text:p text:style-name="P39"/>
      <text:p text:style-name="P39">using namespace std;</text:p>
      <text:p text:style-name="P39"/>
      <text:p text:style-name="P39">typedef unsigned int unInt;</text:p>
      <text:p text:style-name="P39">//typedef char base;</text:p>
      <text:p text:style-name="P39">ifstream infile ("KLP.txt");</text:p>
      <text:p text:style-name="P39"/>
      <text:p text:style-name="P39">template &lt;class T&gt;</text:p>
      <text:p text:style-name="P39"/>
      <text:p text:style-name="P39">class BinTree{</text:p>
      <text:p text:style-name="P39"><text:s text:c="4"/>T info;</text:p>
      <text:p text:style-name="P39"/>
      <text:p text:style-name="P39"><text:tab/>BinTree *lt; //левое поддерево</text:p>
      <text:p text:style-name="P39"><text:tab/>BinTree *rt; //правое поддерево</text:p>
      <text:p text:style-name="P39"/>
      <text:p text:style-name="P39"><text:s text:c="4"/>BinTree* left (BinTree* b) <text:s text:c="6"/></text:p>
      <text:p text:style-name="P39"><text:s text:c="8"/>{ <text:s text:c="2"/>if (b == nullptr) { </text:p>
      <text:p text:style-name="P39"><text:s text:c="16"/>cerr &lt;&lt; "Error: Left(null) \n"; </text:p>
      <text:p text:style-name="P39"><text:s text:c="16"/>exit(1); </text:p>
      <text:p text:style-name="P39"><text:s text:c="12"/>}</text:p>
      <text:p text:style-name="P39"><text:s text:c="12"/>else </text:p>
      <text:p text:style-name="P39"><text:s text:c="16"/>return b -&gt;lt;//возвращаем левое поддерево, если b не нулевое</text:p>
      <text:p text:style-name="P39"><text:s text:c="8"/>}</text:p>
      <text:p text:style-name="P39">//------------------------------------- <text:s text:c="3"/></text:p>
      <text:p text:style-name="P39"><text:s text:c="4"/>BinTree* right (BinTree* b) <text:s text:c="7"/></text:p>
      <text:p text:style-name="P39"><text:s text:c="4"/>{ <text:s text:c="3"/>if (b == nullptr) { </text:p>
      <text:p text:style-name="P39"><text:s text:c="12"/>cerr &lt;&lt; "Error: Right(null) \n"; </text:p>
      <text:p text:style-name="P39"><text:s text:c="12"/>exit(1); </text:p>
      <text:p text:style-name="P39"><text:s text:c="12"/>}</text:p>
      <text:p text:style-name="P39"><text:s text:c="8"/>else </text:p>
      <text:p text:style-name="P39"><text:s text:c="12"/>return b-&gt;rt;//возвращаем правое поддерево, если b не нулевое</text:p>
      <text:p text:style-name="P39"><text:s text:c="4"/>}</text:p>
      <text:p text:style-name="P39">//------------------------------------- <text:s text:c="7"/></text:p>
      <text:p text:style-name="P39"><text:s text:c="4"/>BinTree* consBT(const T &amp;x, BinTree *lst, <text:s/>BinTree *rst)</text:p>
      <text:p text:style-name="P39"><text:s text:c="4"/>{ <text:s text:c="3"/>BinTree *p=new BinTree;</text:p>
      <text:p text:style-name="P39"><text:s text:c="7"/></text:p>
      <text:p text:style-name="P39"><text:s text:c="8"/>if ( p != NULL) <text:s text:c="3"/>{ <text:s text:c="4"/></text:p>
      <text:p text:style-name="P39"><text:s text:c="12"/>p -&gt;info = x;</text:p>
      <text:p text:style-name="P39"><text:s text:c="12"/>p -&gt;lt = lst;</text:p>
      <text:p text:style-name="P39"><text:s text:c="12"/>p -&gt;rt = rst;</text:p>
      <text:p text:style-name="P39"><text:soft-page-break/><text:s text:c="12"/>return p;//создаём новое дерево, путём склеивания его из двух и добавления корня</text:p>
      <text:p text:style-name="P39"><text:s text:c="8"/>}</text:p>
      <text:p text:style-name="P39"><text:s text:c="8"/>else {</text:p>
      <text:p text:style-name="P39"><text:s text:c="12"/>cerr &lt;&lt; "Memory not enough\n"; </text:p>
      <text:p text:style-name="P39"><text:s text:c="12"/>exit(1);</text:p>
      <text:p text:style-name="P39"><text:s text:c="12"/>}</text:p>
      <text:p text:style-name="P39"><text:s text:c="4"/>}</text:p>
      <text:p text:style-name="P39">//------------------------------------- <text:s text:c="11"/></text:p>
      <text:p text:style-name="P39"><text:s text:c="4"/>void destroy (BinTree* b)</text:p>
      <text:p text:style-name="P39"><text:s text:c="4"/>{ <text:s text:c="3"/>if (b != NULL){//проверяем, что дерево не нулевое и рекурсивно очищаем правое и левое поддеревья</text:p>
      <text:p text:style-name="P39"><text:s text:c="12"/>destroy (b-&gt;lt);</text:p>
      <text:p text:style-name="P39"><text:s text:c="12"/>destroy (b-&gt;rt);</text:p>
      <text:p text:style-name="P39"><text:s text:c="12"/>delete b;</text:p>
      <text:p text:style-name="P39"><text:s text:c="12"/>b = NULL;</text:p>
      <text:p text:style-name="P39"><text:s text:c="8"/>}</text:p>
      <text:p text:style-name="P39"><text:s text:c="4"/>}</text:p>
      <text:p text:style-name="P39"/>
      <text:p text:style-name="P39">public: </text:p>
      <text:p text:style-name="P39"/>
      <text:p text:style-name="P39">//---------------------------------------</text:p>
      <text:p text:style-name="P39"><text:s text:c="4"/>BinTree* enterBT ()</text:p>
      <text:p text:style-name="P39"><text:s text:c="4"/>{ <text:s text:c="3"/></text:p>
      <text:p text:style-name="P39"><text:s text:c="8"/>T ch;</text:p>
      <text:p text:style-name="P39"><text:s text:c="8"/>BinTree* p;</text:p>
      <text:p text:style-name="P39"><text:s text:c="8"/>BinTree* q;</text:p>
      <text:p text:style-name="P39"><text:s text:c="8"/>if (!infile){</text:p>
      <text:p text:style-name="P39"><text:s text:c="12"/>cout&lt;&lt;"Неправильно введён список\n";</text:p>
      <text:p text:style-name="P39"><text:s text:c="12"/>exit(1);</text:p>
      <text:p text:style-name="P39"><text:s text:c="8"/>}</text:p>
      <text:p text:style-name="P39"/>
      <text:p text:style-name="P39"><text:s text:c="8"/>infile &gt;&gt; ch;//считываем очередной символ из файла</text:p>
      <text:p text:style-name="P39"><text:s text:c="8"/>if (ch=='/') </text:p>
      <text:p text:style-name="P39"><text:s text:c="12"/>return nullptr;</text:p>
      <text:p text:style-name="P39"><text:s text:c="8"/>else {</text:p>
      <text:p text:style-name="P39"><text:s text:c="12"/>p = enterBT(); </text:p>
      <text:p text:style-name="P39"><text:s text:c="12"/>q = enterBT(); </text:p>
      <text:p text:style-name="P39"><text:s text:c="12"/>return consBT(ch, p, q);</text:p>
      <text:p text:style-name="P39"><text:s text:c="8"/>}</text:p>
      <text:p text:style-name="P39"><text:s text:c="4"/>}</text:p>
      <text:p text:style-name="P39"/>
      <text:p text:style-name="P39"><text:s/>//---------------------------------------</text:p>
      <text:p text:style-name="P39"><text:s text:c="4"/>BinTree(){</text:p>
      <text:p text:style-name="P39"><text:s text:c="8"/>//конструктор по умолчанию</text:p>
      <text:p text:style-name="P39"><text:s text:c="8"/>lt=nullptr;</text:p>
      <text:p text:style-name="P39"><text:s text:c="8"/>rt=nullptr;</text:p>
      <text:p text:style-name="P39"><text:s text:c="4"/>}</text:p>
      <text:p text:style-name="P39"/>
      <text:p text:style-name="P39">//---------------------------------------</text:p>
      <text:p text:style-name="P39"><text:s text:c="4"/>~BinTree(){</text:p>
      <text:p text:style-name="P39"><text:s text:c="8"/>//декструктор. Вызывает метод для очистки памяти дерева</text:p>
      <text:p text:style-name="P39"><text:s text:c="8"/>this-&gt;destroy(this);</text:p>
      <text:p text:style-name="P39"><text:s text:c="4"/>}</text:p>
      <text:p text:style-name="P39"/>
      <text:p text:style-name="P39">//---------------------------------------</text:p>
      <text:p text:style-name="P39"><text:soft-page-break/><text:s text:c="4"/>void outBT(BinTree* b)</text:p>
      <text:p text:style-name="P39"><text:s text:c="4"/>{ <text:s text:c="6"/></text:p>
      <text:p text:style-name="P39"><text:s text:c="8"/>//выводит на экран запись введённого дерева</text:p>
      <text:p text:style-name="P39"><text:s text:c="8"/>if (b!=nullptr) {</text:p>
      <text:p text:style-name="P39"><text:s text:c="12"/>cout &lt;&lt; rootBT(b);</text:p>
      <text:p text:style-name="P39"><text:s text:c="12"/>outBT(left(b));</text:p>
      <text:p text:style-name="P39"><text:s text:c="12"/>outBT(right(b));</text:p>
      <text:p text:style-name="P39"><text:s text:c="8"/>}</text:p>
      <text:p text:style-name="P39"><text:s text:c="8"/>else {</text:p>
      <text:p text:style-name="P39"><text:s text:c="12"/>cout&lt;&lt;"/";</text:p>
      <text:p text:style-name="P39"><text:s text:c="8"/>};</text:p>
      <text:p text:style-name="P39"><text:s text:c="4"/>}</text:p>
      <text:p text:style-name="P39"/>
      <text:p text:style-name="P39">//---------------------------------------</text:p>
      <text:p text:style-name="P39"><text:s text:c="4"/>void displayBT (BinTree* b, int n)</text:p>
      <text:p text:style-name="P39"><text:s text:c="4"/>{</text:p>
      <text:p text:style-name="P39"><text:s text:c="8"/>//выводит на экран запись введённого дерева с указание уровня</text:p>
      <text:p text:style-name="P39"><text:s text:c="8"/>if (b!=NULL) {</text:p>
      <text:p text:style-name="P39"/>
      <text:p text:style-name="P39"><text:s text:c="12"/>cout &lt;&lt; ' ' &lt;&lt; rootBT(b)&lt;&lt; n;</text:p>
      <text:p text:style-name="P39"><text:s text:c="12"/></text:p>
      <text:p text:style-name="P39"><text:s text:c="12"/>if(!isNull(right(b))){</text:p>
      <text:p text:style-name="P39"><text:s text:c="20"/>cout &lt;&lt; endl;</text:p>
      <text:p text:style-name="P39"><text:s text:c="20"/>for (int i=1;i&lt;=n;i++) </text:p>
      <text:p text:style-name="P39"><text:s text:c="24"/>cout &lt;&lt; " ";</text:p>
      <text:p text:style-name="P39"><text:s text:c="20"/>displayBT (right(b),n+1);</text:p>
      <text:p text:style-name="P39"><text:s text:c="16"/>}</text:p>
      <text:p text:style-name="P39"><text:s text:c="12"/>else <text:s text:c="3"/></text:p>
      <text:p text:style-name="P39"><text:s text:c="16"/>cout &lt;&lt; endl;</text:p>
      <text:p text:style-name="P39"><text:s text:c="12"/>if(!isNull(left(b))){</text:p>
      <text:p text:style-name="P39"><text:s text:c="16"/>for (int i=1;i&lt;=n;i++) </text:p>
      <text:p text:style-name="P39"><text:s text:c="20"/>cout &lt;&lt; " "; </text:p>
      <text:p text:style-name="P39"><text:s text:c="16"/>displayBT (left(b),n+1);}</text:p>
      <text:p text:style-name="P39"><text:s text:c="8"/>}</text:p>
      <text:p text:style-name="P39"><text:s text:c="8"/>else {</text:p>
      <text:p text:style-name="P39"><text:s text:c="12"/></text:p>
      <text:p text:style-name="P39"><text:s text:c="8"/>};</text:p>
      <text:p text:style-name="P39"><text:s text:c="4"/>}</text:p>
      <text:p text:style-name="P39"/>
      <text:p text:style-name="P39">//---------------------------------------</text:p>
      <text:p text:style-name="P39">void find_elem (BinTree* b, int n, T elem, int &amp;count, int &amp;track)</text:p>
      <text:p text:style-name="P39"><text:s text:c="4"/>{</text:p>
      <text:p text:style-name="P39"><text:s text:c="8"/>if (b!=NULL) {</text:p>
      <text:p text:style-name="P39"><text:s text:c="12"/>if (elem==rootBT(b)){</text:p>
      <text:p text:style-name="P39"><text:s text:c="16"/>count+=1;</text:p>
      <text:p text:style-name="P39"><text:s text:c="16"/>if (n&lt;track)</text:p>
      <text:p text:style-name="P39"><text:s text:c="20"/>track=n;</text:p>
      <text:p text:style-name="P39"><text:s text:c="16"/>cout&lt;&lt;"Совпадение с искомым элементом на уровне "&lt;&lt;n&lt;&lt;"\n";</text:p>
      <text:p text:style-name="P39"><text:s text:c="12"/>}</text:p>
      <text:p text:style-name="P39"><text:s text:c="12"/>else</text:p>
      <text:p text:style-name="P39"><text:s text:c="16"/>cout &lt;&lt;"Искомый элемент не совпадает с "&lt;&lt; rootBT(b)&lt;&lt;" на уровне "&lt;&lt; n&lt;&lt;"\n";</text:p>
      <text:p text:style-name="P39"><text:s text:c="16"/></text:p>
      <text:p text:style-name="P39"><text:soft-page-break/><text:s text:c="16"/>if(!isNull(right(b))) {</text:p>
      <text:p text:style-name="P39"><text:s text:c="24"/>cout &lt;&lt; endl;</text:p>
      <text:p text:style-name="P39"><text:s text:c="24"/>for (int i=1;i&lt;=n;i++) </text:p>
      <text:p text:style-name="P39"><text:s text:c="28"/>cout &lt;&lt; " ";</text:p>
      <text:p text:style-name="P39"><text:s text:c="24"/>find_elem (right(b),n+1, elem, count, track);</text:p>
      <text:p text:style-name="P39"><text:s text:c="20"/>}</text:p>
      <text:p text:style-name="P39"><text:s text:c="16"/>else </text:p>
      <text:p text:style-name="P39"><text:s text:c="20"/>cout &lt;&lt; endl;</text:p>
      <text:p text:style-name="P39"><text:s text:c="16"/>if(!isNull(left(b))) {</text:p>
      <text:p text:style-name="P39"><text:s text:c="20"/>for (int i=1;i&lt;=n;i++) </text:p>
      <text:p text:style-name="P39"><text:s text:c="24"/>cout &lt;&lt; " "; </text:p>
      <text:p text:style-name="P39"><text:s text:c="20"/>find_elem (left(b),n+1, elem, count, track);}</text:p>
      <text:p text:style-name="P39"><text:s text:c="20"/></text:p>
      <text:p text:style-name="P39"><text:s text:c="8"/>}</text:p>
      <text:p text:style-name="P39"><text:s text:c="8"/>else {};</text:p>
      <text:p text:style-name="P39"><text:s text:c="4"/>}</text:p>
      <text:p text:style-name="P39">//-------------------------------------</text:p>
      <text:p text:style-name="P39"><text:s text:c="5"/>BinTree* create()</text:p>
      <text:p text:style-name="P39"><text:s text:c="4"/>{ <text:s text:c="3"/></text:p>
      <text:p text:style-name="P39"><text:s text:c="8"/>return nullptr;</text:p>
      <text:p text:style-name="P39"><text:s text:c="4"/>}</text:p>
      <text:p text:style-name="P39">//-------------------------------------</text:p>
      <text:p text:style-name="P39"><text:s text:c="4"/>bool isNull(BinTree* b)</text:p>
      <text:p text:style-name="P39"><text:s text:c="4"/>{ <text:s text:c="3"/></text:p>
      <text:p text:style-name="P39"><text:s text:c="8"/>return (b == nullptr);</text:p>
      <text:p text:style-name="P39"><text:s text:c="4"/>}</text:p>
      <text:p text:style-name="P39">//-------------------------------------</text:p>
      <text:p text:style-name="P39"><text:s text:c="4"/>T rootBT (BinTree* b) <text:s text:c="9"/></text:p>
      <text:p text:style-name="P39"><text:s text:c="4"/>{ <text:s text:c="3"/>if (b == nullptr) { </text:p>
      <text:p text:style-name="P39"><text:s text:c="12"/>cerr &lt;&lt; "Error: RootBT(null) \n"; </text:p>
      <text:p text:style-name="P39"><text:s text:c="12"/>exit(1); </text:p>
      <text:p text:style-name="P39"><text:s text:c="8"/>}</text:p>
      <text:p text:style-name="P39"><text:s text:c="8"/>else </text:p>
      <text:p text:style-name="P39"><text:s text:c="12"/>return b-&gt;info;//возвращает значение поля информации</text:p>
      <text:p text:style-name="P39"><text:s text:c="4"/>}</text:p>
      <text:p text:style-name="P39">};</text:p>
      <text:p text:style-name="P39"/>
      <text:p text:style-name="P53"><text:span text:style-name="T14">Название</text:span> файла: <text:span text:style-name="T33">main.cpp</text:span></text:p>
      <text:p text:style-name="P39"/>
      <text:p text:style-name="P39">#include "BinTree.h"</text:p>
      <text:p text:style-name="P39"/>
      <text:p text:style-name="P39">int main ()</text:p>
      <text:p text:style-name="P39">{</text:p>
      <text:p text:style-name="P39"><text:s text:c="4"/>int track= INT_MAX;</text:p>
      <text:p text:style-name="P39"><text:s text:c="4"/>int count=0;</text:p>
      <text:p text:style-name="P39"/>
      <text:p text:style-name="P39"><text:s text:c="4"/>char elem;</text:p>
      <text:p text:style-name="P39"/>
      <text:p text:style-name="P39"><text:s text:c="4"/>infile&gt;&gt;elem;//вводим искомый элемен <text:s/>из файла</text:p>
      <text:p text:style-name="P39"/>
      <text:p text:style-name="P39"><text:s text:c="4"/>cout&lt;&lt;"Элемент для поиска: "&lt;&lt;elem&lt;&lt;"\n\n";</text:p>
      <text:p text:style-name="P39"/>
      <text:p text:style-name="P39"><text:s text:c="4"/>BinTree&lt;char&gt;* b;</text:p>
      <text:p text:style-name="P39"/>
      <text:p text:style-name="P39"><text:soft-page-break/><text:s text:c="4"/>b=b-&gt;enterBT();//вводим дерево из файла</text:p>
      <text:p text:style-name="P39"/>
      <text:p text:style-name="P39"><text:s text:c="4"/>cout&lt;&lt;"Вы ввели: ";</text:p>
      <text:p text:style-name="P39"/>
      <text:p text:style-name="P39"><text:s text:c="4"/>b-&gt;outBT(b);</text:p>
      <text:p text:style-name="P39"/>
      <text:p text:style-name="P39"><text:s text:c="4"/>cout&lt;&lt;"\n\n";</text:p>
      <text:p text:style-name="P39"><text:s text:c="2"/></text:p>
      <text:p text:style-name="P39"><text:s text:c="4"/>b-&gt;find_elem(b, 1, elem, count, track);</text:p>
      <text:p text:style-name="P39"><text:s text:c="4"/></text:p>
      <text:p text:style-name="P39"><text:s text:c="4"/>if (count==0){</text:p>
      <text:p text:style-name="P39"><text:s text:c="8"/>cout&lt;&lt;"Искомый элемент не обнаружен\n";</text:p>
      <text:p text:style-name="P39"><text:s text:c="8"/>cout&lt;&lt;"Количество вхождений в дерево 0\n";</text:p>
      <text:p text:style-name="P39"><text:s text:c="8"/>cout&lt;&lt;"Путь до элемента -1\n";</text:p>
      <text:p text:style-name="P39"><text:s text:c="4"/>} <text:s text:c="3"/></text:p>
      <text:p text:style-name="P39"><text:s text:c="4"/>else</text:p>
      <text:p text:style-name="P39"><text:s text:c="4"/>{</text:p>
      <text:p text:style-name="P39"><text:s text:c="7"/>cout&lt;&lt;"Искомый элемент обнаружен\n";</text:p>
      <text:p text:style-name="P39"><text:s text:c="7"/>cout&lt;&lt;"Количество вхождений в дерево "&lt;&lt;count&lt;&lt;"\n"; </text:p>
      <text:p text:style-name="P39"><text:s text:c="7"/>cout&lt;&lt;"Минимальный путь до элемента "&lt;&lt; track&lt;&lt;"\n";</text:p>
      <text:p text:style-name="P39"><text:s text:c="4"/>}</text:p>
      <text:p text:style-name="P39"><text:s/></text:p>
      <text:p text:style-name="P39"><text:s text:c="4"/>cout &lt;&lt; endl;</text:p>
      <text:p text:style-name="P39"/>
      <text:p text:style-name="P39"><text:s text:c="4"/>return <text:s/>0;</text:p>
      <text:p text:style-name="P39">}</text:p>
      <text:p text:style-name="P39"/>
      <text:p text:style-name="P53"><text:span text:style-name="T14">Название</text:span> файла: <text:span text:style-name="T33">KLP.txt</text:span></text:p>
      <text:p text:style-name="P53"/>
      <text:p text:style-name="P53">q</text:p>
      <text:p text:style-name="P53">we//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SimSun1" svg:font-family="NSimSun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a_Timer" svg:font-family="a_Timer, Termina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Квадрат3" style:family="paragraph" style:parent-style-name="Standard">
      <style:paragraph-properties fo:text-align="justify" style:justify-single-word="false" fo:orphans="0" fo:widows="0" style:text-autospace="none"/>
      <style:text-properties style:font-name="a_Timer" fo:font-family="a_Timer, Terminal" style:font-family-generic="roman" style:font-pitch="variable" fo:language="en" fo:country="US" style:font-name-complex="a_Timer" style:font-family-complex="a_Timer, Terminal" style:font-family-generic-complex="roman" style:font-pitch-complex="variabl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4" fo:font-family="'Times New Roman'" style:font-family-generic="roman" style:font-pitch="variable" fo:font-size="14pt" fo:language="ru" fo:country="RU" style:font-size-asian="14pt" style:font-name-complex="Times New Roman4" style:font-family-complex="'Times New Roman'" style:font-family-generic-complex="roman" style:font-pitch-complex="variable" style:font-size-complex="14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44S</meta:editing-duration>
    <meta:editing-cycles>41</meta:editing-cycles>
    <meta:generator>LibreOffice/6.4.2.2$Linux_X86_64 LibreOffice_project/40$Build-2</meta:generator>
    <dc:date>2020-10-09T14:22:17.267562727</dc:date>
    <meta:document-statistic meta:table-count="2" meta:image-count="0" meta:object-count="0" meta:page-count="14" meta:paragraph-count="375" meta:word-count="1624" meta:character-count="12330" meta:non-whitespace-character-count="9199"/>
  </office:meta>
</office:document-meta>
</file>